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Georgia" svg:font-family="Georgia"/>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f30d" officeooo:paragraph-rsid="0000f30d"/>
    </style:style>
    <style:style style:name="P2" style:family="paragraph" style:parent-style-name="Standard">
      <style:text-properties officeooo:rsid="0000f30d" officeooo:paragraph-rsid="00086fb6"/>
    </style:style>
    <style:style style:name="P3" style:family="paragraph" style:parent-style-name="Standard">
      <style:text-properties officeooo:rsid="0000f30d" officeooo:paragraph-rsid="00089d92"/>
    </style:style>
    <style:style style:name="P4" style:family="paragraph" style:parent-style-name="Standard">
      <style:text-properties officeooo:rsid="00086fb6" officeooo:paragraph-rsid="00086fb6"/>
    </style:style>
    <style:style style:name="P5" style:family="paragraph" style:parent-style-name="Standard">
      <style:text-properties officeooo:rsid="00089d92" officeooo:paragraph-rsid="00089d92"/>
    </style:style>
    <style:style style:name="P6" style:family="paragraph" style:parent-style-name="Standard">
      <style:text-properties officeooo:rsid="0009a9a2" officeooo:paragraph-rsid="0009a9a2"/>
    </style:style>
    <style:style style:name="P7" style:family="paragraph" style:parent-style-name="Standard">
      <style:text-properties officeooo:rsid="000aae0d" officeooo:paragraph-rsid="000aae0d"/>
    </style:style>
    <style:style style:name="P8" style:family="paragraph" style:parent-style-name="Standard">
      <style:text-properties officeooo:rsid="000bbf41" officeooo:paragraph-rsid="000bbf41"/>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86fb6" style:text-blinking="false" fo:background-color="transparent"/>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Georgia" fo:font-size="11pt" fo:font-style="normal" style:text-underline-style="none" fo:font-weight="normal" style:text-blinking="false" fo:background-color="transparent"/>
    </style:style>
    <style:style style:name="P12" style:family="paragraph" style:parent-style-name="Standard">
      <style:text-properties officeooo:rsid="0010b17b" officeooo:paragraph-rsid="0010b17b"/>
    </style:style>
    <style:style style:name="P13" style:family="paragraph" style:parent-style-name="Text_20_body">
      <style:text-properties fo:font-variant="normal" fo:text-transform="none" fo:color="#000000" style:text-outline="false" style:text-line-through-style="none" style:text-line-through-type="none" style:font-name="Liberation Serif" fo:font-size="12pt" fo:language="en" fo:country="US" fo:font-style="normal" fo:text-shadow="none" style:text-underline-style="none" fo:font-weight="normal" officeooo:rsid="0000f30d" officeooo:paragraph-rsid="0000f30d"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0f30d" officeooo:paragraph-rsid="00100a61"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00a61" officeooo:paragraph-rsid="00100a61"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0b17b" officeooo:paragraph-rsid="0010b17b" style:text-blinking="false" fo:background-color="transparent"/>
    </style:style>
    <style:style style:name="T1" style:family="text">
      <style:text-properties officeooo:rsid="00037b1c"/>
    </style:style>
    <style:style style:name="T2" style:family="text">
      <style:text-properties officeooo:rsid="0003aae5"/>
    </style:style>
    <style:style style:name="T3" style:family="text">
      <style:text-properties officeooo:rsid="0004ed17"/>
    </style:style>
    <style:style style:name="T4" style:family="text">
      <style:text-properties officeooo:rsid="0005e51c"/>
    </style:style>
    <style:style style:name="T5" style:family="text">
      <style:text-properties officeooo:rsid="0006f418"/>
    </style:style>
    <style:style style:name="T6" style:family="text">
      <style:text-properties officeooo:rsid="000aae0d"/>
    </style:style>
    <style:style style:name="T7" style:family="text">
      <style:text-properties officeooo:rsid="000dadd5"/>
    </style:style>
    <style:style style:name="T8" style:family="text">
      <style:text-properties officeooo:rsid="000f1b9e"/>
    </style:style>
    <style:style style:name="T9" style:family="text">
      <style:text-properties officeooo:rsid="00100a61"/>
    </style:style>
    <style:style style:name="T10" style:family="text">
      <style:text-properties officeooo:rsid="0010b1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c3593a96-7fff-079c-56b3-758c01f5eb02"/>Sophie</text:p>
      <text:p text:style-name="Text_20_body"/>
      <text:p text:style-name="P11">Sophie è una giovane strega, innamorata di Howl ed amica di tutti gli ospiti del castello. Genuinamente allegra e positiva, è capace di esercitare un’innata  influenza su chi le sta intorno. Sophie, decisamente saggia per la sua età, sembra influenzare positivamente le sorti delle imprese che si trova a compiere, e di coloro che si trova a incontrare. Appena compresa la portata del pericolo, riesce a mantenere il controllo della situazione e a lanciarsi fiduciosa incontro al suo destino, mantenendo alto il morale del gruppo che di rimando la ama molto. In Sophie coesistono la pacata mitezza di un’anziana signora e la vitale energia di una ragazzina, doti alle quali presto si aggiungerà la sicura fierezza di una maga.</text:p>
      <text:p text:style-name="Text_20_body"/>
      <text:p text:style-name="P11">sophie ha da poco scoperto il suo potenziale magico:  la ragazza si dedica quindi per un periodo alla prima sperimentazione delle arti magiche, con howl e suliman come maestri e  calcifer come alleato. E’ subito evidente come la magia le riesca naturale, così, una volta appreso come incanalarla, supera brillantemente un primo addestramento. Intanto il suo rapporto con Howl va rafforzandosi, e la loro vita di coppia procede felicemente, salvo qualche intoppo legato al carattere infantile di Howl. </text:p>
      <text:p text:style-name="Text_20_body"/>
      <text:p text:style-name="P9">Howl</text:p>
      <text:p text:style-name="Text_20_body"/>
      <text:p text:style-name="P10">Howl è un potente mago, innamorato di sophie e padrone del castello. Può confidare sul sostegno del suo amico demone del fuoco Calcifer <text:span text:style-name="T1">e del giovane apprendista Markl</text:span>. <text:span text:style-name="T4">É molto vanitoso, si tinge I capelli e pone grande attenzione al vestire. Quando è depresso evoca gli spiriti della disperazione, accompagnati da fiumi di melma verde. Howl </text:span>è <text:span text:style-name="T3">estremamente buono, ma piuttosto</text:span> infantile <text:span text:style-name="T1">e</text:span> narcisista, <text:span text:style-name="T2">e</text:span> <text:span text:style-name="T2">nonostante ostenti grande sicurezza, intervenendo ogni volta che è indispensabile, ha una tendenza alla depressione e una profonda paura di fallire. Quest’ultima lo ha portato a diverse fasi di paranoia e ad un comportamento evasivo con la maestra sulman che perdura anche dopo aver trovato maggior stabilità emotiva grazie a Sophie. La sua nuova relazione rappresenta un grande cambiamento per le proprie rigidità, ma ha un potentissimo ascendente su di lui. <text:s/>riconosce subito la sua melma verde sui mostri di Layton giunti ad Ingary, </text:span></text:p>
      <text:p text:style-name="Text_20_body"><text:line-break/> <text:span text:style-name="T5">Howl ricorda di quella volta in cui il suo compagno di apprendistato (Layton) provò a rubargli Calcifer, mentre ancora studiavano da Suliman. Decise di farlo innamorare nei panni di una donna (Carla), conoscendo le sue debolezze, ma una volta entrato in casa, rivelatosi, fu rapidamente sconfitto dal demone di cui aveva sottovalutato il vigore. Howl allora sì disperò per la sincera infatuazione evocando una miriade di spiriti e per una vendetta adolescenziale li rinchiuse tutti con Layton in una piccola urna.</text:span></text:p>
      <text:p text:style-name="P2"/>
      <text:p text:style-name="P5"><text:soft-page-break/>Layton</text:p>
      <text:p text:style-name="P3"/>
      <text:p text:style-name="P6">Egocentrico e maniacale, Layton ha sviluppato un legame simbiotico con la melma degli spiriti, che gli consente di controllarla diffondendo disperazione su tutto ciò che incrocia il suo cammino. È intenzionato a vendicarsi di Howl, per l’umiliazione di essere stato sconfitto e per il modo crudele in cui è stato punito, e di Suliman, per aver preferito <text:span text:style-name="T6">anni prima</text:span> Howl nonostante <text:span text:style-name="T6">il suo potere </text:span>nascondesse di certo una scorrettezza o comunque una grossa fortuna.</text:p>
      <text:p text:style-name="P3"/>
      <text:p text:style-name="P5"><text:span text:style-name="T7">Anche </text:span>Layton <text:span text:style-name="T7">infatti </text:span>era apprendista di Suliman, e nutriva per lei grande ammirazione. L’arrivo di Howl e il suo rapido progredire nelle arti magiche non lo preoccupavano in quanto molto più esperto di lui. Ma quando Howl lo superò in modo brusco decise per gelosia nei riguardi della maestra di indagare, e venne a sapere dell’esistenza di calcifer. Quando fallì il suo goffo tentativo di rubare il demone si trovò condannato per anni in un’urna con I demoni della disperazione, fondendosi con essi. Un fortuito ritrovamento dell’urna da parte di alcuni studiosi dell’altro continente porta alla sua liberazione.</text:p>
      <text:p text:style-name="P3"/>
      <text:p text:style-name="P2">Saliman</text:p>
      <text:p text:style-name="P2"/>
      <text:p text:style-name="P8"><text:span text:style-name="T8">Saliman è la maga del re di Ingary, e in quanto tale è reputata la più grande maga del regno. </text:span>È <text:span text:style-name="T8">stata insegnante di Howl</text:span>, <text:span text:style-name="T8">per il quale è costantemente in apprensione e</text:span> di cui non riesce a spiegar<text:span text:style-name="T8">si </text:span>I comportamenti. Nonostante I suoi poteri non riesce a muoversi, e si stanca facilmente. Questo la porta ad avere un ruolo marginale nell’azione, tuttavia tramite Heen è costantemente in contatto con il gruppo, e controlla una piccola rete di emissari su Radme.</text:p>
      <text:p text:style-name="P4"/>
      <text:p text:style-name="P4">Non sa che Layton <text:span text:style-name="T8">si è</text:span> fuso con gli spiriti della disperazione <text:span text:style-name="T8">dopo essersi battuto con Howl</text:span> e deve accettare la sua scomparsa. </text:p>
      <text:p text:style-name="P7">È a conoscenza di diverse luighi in cui potrebbero essere state avvistate parti di Heen.</text:p>
      <text:p text:style-name="P4"/>
      <text:p text:style-name="P1">Calcifer</text:p>
      <text:p text:style-name="P1"/>
      <text:p text:style-name="P14"><text:span text:style-name="T8">calcifer è un demone del fuoco giovane e potente, liberato dal potere magico di sophie. </text:span><text:s/><text:span text:style-name="T9">Ora è estremamente autonomo e può spostarsi a proprio piacimento. </text:span>è in grado di amplificare il potere magico <text:span text:style-name="T9">dei maghi con cui ha un profondo legame. Si sposta spesso all’interno di un esoscheletro, come ad esempio l’armatura di un cavaliere, che gli consente di camuffarsi tra la gente. È capriccioso e si lamenta facilmente, ma è anche molto determinato, e ha una profonda conoscenza di tutto ciò che è magico.</text:span></text:p>
      <text:p text:style-name="P14"/>
      <text:p text:style-name="P15">Calcifer riconobbe le intenzioni di Layton appena lo vide entrare nel castello, mentre Howl si lasciava ingannare dall’avvenente trasformazione in Carla. Dopo averlo sconfitto insieme ad Howl rimase profondamente preoccupato dalla mescolanza di mago e spiriti che Howl aveva creato, <text:span text:style-name="T10">e gli suggerì di renderlo introvabile, così Howl lo nascose in una terra remota.</text:span></text:p>
      <text:p text:style-name="P16">Da quando è stato liberato dal contratto Calcifer è ancora più legato ai suoi amici, e difficilmente passa un giorno lontano da loro. Da quando il castello si è ingrandito, viaggia nei luoghi più esotici in cerca di fiori.</text:p>
      <text:p text:style-name="P1"/>
      <text:p text:style-name="P1"><text:soft-page-break/>Heen</text:p>
      <text:p text:style-name="P1"/>
      <text:p text:style-name="P6">è il più fedele servitore di suliman. Conosciuto da tutti in forma di cane, ha ottenuto la capacità di tornare al suo stato di grande umano, anche se incompleto e simile a un golem. La sua volontà è tutta orientata a servire Suliman e Sophie che hanno una grande influenza su di lui. Tuttavia mentre viaggia con il gruppo presta attenzione all’eventuale ritrovamento di una sua parte, che lo porta ad un migliore stato di coscienza e salute.</text:p>
      <text:p text:style-name="P1"/>
      <text:p text:style-name="P5">Heen è in realtà il più grande guerriero di Ingary, che anni fa fu maledetto proprio dalla strega delle lande, e scomposto in diverse parti. Anche se Heen resta la parte più importante del corpo, le sue altre parti sono state vendute o perse dalla strega nel corso degli anni. Suliman si affanna da anni a ricomporlo ma è troppo anziana per una missione del genere e ha avuto poco successo.</text:p>
      <text:p text:style-name="P1"/>
      <text:p text:style-name="P1">Markl</text:p>
      <text:p text:style-name="P1"/>
      <text:p text:style-name="P1"/>
      <text:p text:style-name="P12">Markl è cresciuto in fretta, in pochi mesi ha guadagnato diversi centimetri ed è diventato un apprendista di buon livello. Motivato dalla presenza di Sophie Markl ha fatto molti progressi, e ora controlla un discreto potere. Ciononostante continua a manifestare una certa insicurezza, e chiede coninuamente aiuto per I propri incantesimi.</text:p>
      <text:p text:style-name="P1"/>
      <text:p text:style-name="P1"/>
      <text:p text:style-name="P1"/>
      <text:p text:style-name="P1">Witch of the Waste</text:p>
      <text:p text:style-name="P1"/>
      <text:p text:style-name="P7">è una vecchina completamente <text:span text:style-name="T8">inoffensiva</text:span>. Ha una grande esperienza con la magia ma il suo cervello è troppo vecchio per riuscire ad usare la sua conoscenza in modo funzionale. In molte occasioni il suo intervento aggiunge un elemento di casualità alla situazione, in quanto è molto ingenua e curiosa.</text:p>
      <text:p text:style-name="P7">Non ricorda dove ha perso o a chi ha venduto le parti di Heen, ma spesso <text:span text:style-name="T8">le basta </text:span>un <text:span text:style-name="T8">piccolo</text:span> stimolo <text:span text:style-name="T8">per iniziare a</text:span> ricostruire. <text:span text:style-name="T8">Aiuta il gruppo in qualità di stramba consigliera.</text:span></text:p>
      <text:p text:style-name="P1"/>
      <text:p text:style-name="P7">L’incantesimo più potente e arcano che la strega abbia mai eseguito le consentì di formare un puzzle con le parti del più potente guerriero di Ingary, ottenendo da ognuna un oggetto prodigioso. Purtroppo nel corso degli anni li ha persi o venduti tut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Georgia" svg:font-family="Georgia"/>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1-07T15:10:53.319000000</dc:date>
    <meta:editing-duration>PT5M40S</meta:editing-duration>
    <meta:editing-cycles>2</meta:editing-cycles>
    <meta:document-statistic meta:table-count="0" meta:image-count="0" meta:object-count="0" meta:page-count="3" meta:paragraph-count="26" meta:word-count="1232" meta:character-count="7477" meta:non-whitespace-character-count="6261"/>
  </office:meta>
</office:document-meta>
</file>